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ab9b" officeooo:paragraph-rsid="0002ab9b"/>
    </style:style>
    <style:style style:name="P2" style:family="paragraph" style:parent-style-name="Standard">
      <style:text-properties officeooo:rsid="0002ab9b" officeooo:paragraph-rsid="0002e015"/>
    </style:style>
    <style:style style:name="P3" style:family="paragraph" style:parent-style-name="Standard">
      <style:text-properties officeooo:rsid="0004c16d" officeooo:paragraph-rsid="0004c16d"/>
    </style:style>
    <style:style style:name="P4" style:family="paragraph" style:parent-style-name="Standard">
      <style:text-properties officeooo:rsid="0002ab9b" officeooo:paragraph-rsid="0002ab9b"/>
    </style:style>
    <style:style style:name="T1" style:family="text">
      <style:text-properties officeooo:rsid="0002e015"/>
    </style:style>
    <style:style style:name="T2" style:family="text">
      <style:text-properties officeooo:rsid="00064b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git clone <text:a xlink:type="simple" xlink:href="https://github.com/navctns/Django-Udemy.git" text:style-name="Internet_20_link" text:visited-style-name="Visited_20_Internet_20_Link">https://github.com/navctns/Django-Udemy.git</text:a></text:p>
      <text:p text:style-name="P1"/>
      <text:p text:style-name="P1">Add files to that local repository directory</text:p>
      <text:p text:style-name="P1"/>
      <text:p text:style-name="P1">Open Terminal</text:p>
      <text:p text:style-name="P1"/>
      <text:p text:style-name="P1">Change Working directory to local repository Directory </text:p>
      <text:p text:style-name="P1"/>
      <text:p text:style-name="P1"><text:s/>git add .</text:p>
      <text:p text:style-name="P1"/>
      <text:p text:style-name="P1">git commit -m "Add existing file"</text:p>
      <text:p text:style-name="P1"/>
      <text:p text:style-name="P1">Push to the branch</text:p>
      <text:p text:style-name="P3">DJANGO-<text:span text:style-name="T2">UDEMY</text:span></text:p>
      <text:p text:style-name="P3"/>
      <text:p text:style-name="P1">git push <text:s/><text:a xlink:type="simple" xlink:href="https://github.com/navctns/Django-Udemy.git" text:style-name="Internet_20_link" text:visited-style-name="Visited_20_Internet_20_Link">https://github.com/navctns/Django-Udemy.git</text:a> <text:s text:c="4"/></text:p>
      <text:p text:style-name="P1"/>
      <text:p text:style-name="P3">ODOO13</text:p>
      <text:p text:style-name="P2">git push <text:s/><text:a xlink:type="simple" xlink:href="https://github.com/navctns/Django-Udemy.git" text:style-name="Internet_20_link" text:visited-style-name="Visited_20_Internet_20_Link">https://github.com/navctns/</text:a><text:a xlink:type="simple" xlink:href="https://github.com/navctns/Django-Udemy.git" text:style-name="Internet_20_link" text:visited-style-name="Visited_20_Internet_20_Link"><text:span text:style-name="T1">Odoo13</text:span></text:a><text:a xlink:type="simple" xlink:href="https://github.com/navctns/Django-Udemy.git" text:style-name="Internet_20_link" text:visited-style-name="Visited_20_Internet_20_Link">.gi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01:07:52.745086055</meta:creation-date>
    <dc:date>2020-04-07T13:47:44.002236348</dc:date>
    <meta:editing-duration>PT6M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40" meta:character-count="350" meta:non-whitespace-character-count="311"/>
  </office:meta>
</office:document-meta>
</file>